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iew and confirm for moves, attacks, and abilit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enemy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instruction se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00-00-00</text:date>, <text:time style:data-style-name="N2" text:time-value="12:38:36.0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25T13:37:07.159000000</dc:date>
    <meta:editing-duration>P2DT9H20M</meta:editing-duration>
    <meta:editing-cycles>17</meta:editing-cycles>
    <meta:document-statistic meta:table-count="1" meta:cell-count="73" meta:object-count="0"/>
  </office:meta>
</office:document-meta>
</file>